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fc01"/>
    </style:style>
    <style:style style:name="P2" style:family="paragraph" style:parent-style-name="Horizontal_20_Line">
      <style:text-properties fo:color="#eeeeee" loext:opacity="100%"/>
    </style:style>
    <style:style style:name="P3" style:family="paragraph" style:parent-style-name="Horizontal_20_Line">
      <style:text-properties fo:font-size="10.5pt" style:font-size-asian="10.5pt" style:font-size-complex="10.5pt"/>
    </style:style>
    <style:style style:name="P4" style:family="paragraph" style:parent-style-name="Standard">
      <style:text-properties style:font-name="Arial" fo:font-weight="bold" officeooo:rsid="000afc01" officeooo:paragraph-rsid="000afc01" style:font-weight-asian="bold" style:font-weight-complex="bold"/>
    </style:style>
    <style:style style:name="P5" style:family="paragraph" style:parent-style-name="Text_20_body">
      <style:text-properties style:font-name="Arial" fo:font-weight="bold" officeooo:rsid="000afc01" officeooo:paragraph-rsid="000afc01" style:font-weight-asian="bold" style:font-weight-complex="bold"/>
    </style:style>
    <style:style style:name="P6" style:family="paragraph" style:parent-style-name="Text_20_body">
      <style:text-properties style:font-name="Arial" fo:font-size="12pt" fo:font-weight="bold" officeooo:rsid="000afc01" officeooo:paragraph-rsid="000afc01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paragraph-rsid="000afc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dddddd" loext:char-shading-value="0"/>
    </style:style>
    <style:style style:name="T3" style:family="text">
      <style:text-properties fo:color="#b2b2b2" loext:opacity="100%"/>
    </style:style>
    <style:style style:name="T4" style:family="text">
      <style:text-properties fo:color="#dddddd" loext:opacity="100%"/>
    </style:style>
    <style:style style:name="T5" style:family="text">
      <style:text-properties fo:color="#dddddd" loext:opacity="100%" fo:font-weight="normal" style:font-weight-asian="normal" style:font-weight-complex="normal"/>
    </style:style>
    <style:style style:name="T6" style:family="text">
      <style:text-properties fo:color="#eeeeee" loext:opacity="100%"/>
    </style:style>
    <style:style style:name="T7" style:family="text">
      <style:text-properties fo:color="#eeeeee" loext:opacity="100%" fo:background-color="#dddddd" loext:char-shading-value="0"/>
    </style:style>
    <style:style style:name="T8" style:family="text">
      <style:text-properties fo:color="#eeeeee" loext:opacity="100%" fo:background-color="#dddddd" loext:char-shading-value="0"/>
    </style:style>
    <style:style style:name="T9" style:family="text">
      <style:text-properties fo:color="#eeeeee" loext:opacity="100%" fo:background-color="transparent" loext:char-shading-value="0"/>
    </style:style>
    <style:style style:name="T10" style:family="text">
      <style:text-properties fo:color="#eeeeee" loext:opacity="100%" fo:font-weight="normal" style:font-weight-asian="normal" style:font-weight-complex="normal"/>
    </style:style>
    <style:style style:name="T11" style:family="text">
      <style:text-properties fo:color="#ffffff" loext:opacity="100%" fo:background-color="#dddddd" loext:char-shading-value="0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fo:background-color="transparent" loext:char-shading-value="0"/>
    </style:style>
    <style:style style:name="T14" style:family="text">
      <style:text-properties fo:color="#ffffff" loext:opacity="100%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AWS Regions and Availability Zones</text:p>
      <text:p text:style-name="P4"/>
      <text:p text:style-name="P4"/>
      <text:p text:style-name="P4">🟢 <text:span text:style-name="Strong_20_Emphasis">Basic (5 Questions)</text:span></text:p>
      <text:p text:style-name="P4"><text:span text:style-name="Strong_20_Emphasis"/></text:p>
      <text:p text:style-name="P5"><text:span text:style-name="Strong_20_Emphasis"><text:span text:style-name="T1">Q1.</text:span></text:span><text:span text:style-name="T1"> What is an AWS Region?<text:line-break/>A) A single data center<text:line-break/>B) A geographical area containing multiple Availability Zones<text:line-break/>C) An EC2 instance<text:line-break/>D) A security group</text:span></text:p>
      <text:p text:style-name="Text_20_body"><text:span text:style-name="T9">✅ </text:span><text:span text:style-name="Strong_20_Emphasis"><text:span text:style-name="T9">Answer:</text:span></text:span><text:span text:style-name="T9"> B) A geographical area containing multiple Availability Zones</text:span></text:p>
      <text:p text:style-name="Horizontal_20_Line"/>
      <text:p text:style-name="Text_20_body"><text:span text:style-name="Strong_20_Emphasis">Q2.</text:span> Which of the following best describes an Availability Zone?<text:line-break/>A) A collection of Regions<text:line-break/>B) A billing option<text:line-break/>C) One or more discrete data centers with redundant power, networking, and connectivity<text:line-break/>D) A type of storage</text:p>
      <text:p text:style-name="Text_20_body"><text:span text:style-name="T4">✅</text:span><text:span text:style-name="T6"> </text:span><text:span text:style-name="Strong_20_Emphasis"><text:span text:style-name="T6">Answer:</text:span></text:span><text:span text:style-name="T6"> C) One or more discrete data centers with redundant power, networking, and connectivity</text:span></text:p>
      <text:p text:style-name="P2"/>
      <text:p text:style-name="Text_20_body"><text:span text:style-name="Strong_20_Emphasis">Q3.</text:span> True or False: Each AWS Region is completely isolated from the others.</text:p>
      <text:p text:style-name="Text_20_body"><text:span text:style-name="T4">✅ </text:span><text:span text:style-name="Strong_20_Emphasis"><text:span text:style-name="T6">Answer:</text:span></text:span><text:span text:style-name="T6"> </text:span><text:span text:style-name="Strong_20_Emphasis"><text:span text:style-name="T6">True</text:span></text:span></text:p>
      <text:p text:style-name="Horizontal_20_Line"/>
      <text:p text:style-name="Text_20_body"><text:span text:style-name="Strong_20_Emphasis">Q4.</text:span> Which AWS CLI command shows all Regions available to your account?<text:line-break/>A) <text:span text:style-name="Source_20_Text">aws ec2 describe-instances</text:span><text:line-break/>B) <text:span text:style-name="Source_20_Text">aws s3 ls</text:span><text:line-break/>C) <text:span text:style-name="Source_20_Text">aws ec2 describe-regions</text:span><text:line-break/>D) <text:span text:style-name="Source_20_Text">aws describe-azs</text:span></text:p>
      <text:p text:style-name="Text_20_body"><text:span text:style-name="T6">✅ </text:span><text:span text:style-name="Strong_20_Emphasis"><text:span text:style-name="T6">Answer:</text:span></text:span><text:span text:style-name="T6"> C) </text:span><text:span text:style-name="Source_20_Text"><text:span text:style-name="T6">aws ec2 describe-regions</text:span></text:span></text:p>
      <text:p text:style-name="Horizontal_20_Line"/>
      <text:p text:style-name="Text_20_body"><text:span text:style-name="Strong_20_Emphasis">Q5.</text:span> Which of the following is NOT a reason for choosing a specific AWS Region?<text:line-break/>A) Compliance requirements<text:line-break/>B) Cost differences<text:line-break/>C) Latency<text:line-break/>D) EC2 instance type only</text:p>
      <text:p text:style-name="P4"><text:span text:style-name="T10">✅ </text:span><text:span text:style-name="Strong_20_Emphasis"><text:span text:style-name="T10">Answer:</text:span></text:span><text:span text:style-name="T10"> D) EC2 instance type only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7"><text:span text:style-name="Strong_20_Emphasis"><text:span text:style-name="T1">🟡 </text:span></text:span><text:span text:style-name="Strong_20_Emphasis">Medium (5 Questions)</text:span></text:p>
      <text:p text:style-name="P7"><text:span text:style-name="Strong_20_Emphasis"><text:span text:style-name="T1"/></text:span></text:p>
      <text:p text:style-name="P7"><text:span text:style-name="Strong_20_Emphasis">Q6.</text:span><text:span text:style-name="T1"> Which AWS service lets you check which Availability Zones are available within a Region?<text:line-break/>A) CloudTrail<text:line-break/>B) CloudWatch<text:line-break/>C) EC2<text:line-break/>D) CloudFormation</text:span></text:p>
      <text:p text:style-name="Text_20_body">✅ <text:span text:style-name="Strong_20_Emphasis">Answer:</text:span> C) EC2 (<text:span text:style-name="Source_20_Text">describe-availability-zones</text:span>)</text:p>
      <text:p text:style-name="Horizontal_20_Line"/>
      <text:p text:style-name="Text_20_body"><text:span text:style-name="Strong_20_Emphasis">Q7.</text:span> If you deploy your application in a single Availability Zone, which risk do you face?<text:line-break/>A) Increased latency<text:line-break/>B) Data inconsistency<text:line-break/>C) Single point of failure<text:line-break/>D) Higher bandwidth cost</text:p>
      <text:p text:style-name="Text_20_body">✅ <text:span text:style-name="Strong_20_Emphasis">Answer:</text:span> C) Single point of failure</text:p>
      <text:p text:style-name="Horizontal_20_Line"/>
      <text:p text:style-name="Text_20_body"><text:span text:style-name="Strong_20_Emphasis">Q8.</text:span> How does AWS ensure high availability in its Regions?<text:line-break/>A) By using edge locations only<text:line-break/>B) By providing multiple Availability Zones per Region<text:line-break/>C) By automatically replicating data to all Regions<text:line-break/>D) By offering one data center per Region</text:p>
      <text:p text:style-name="Text_20_body">✅ <text:span text:style-name="Strong_20_Emphasis">Answer:</text:span> B) By providing multiple Availability Zones per Region</text:p>
      <text:p text:style-name="Horizontal_20_Line"/>
      <text:p text:style-name="Text_20_body"><text:span text:style-name="Strong_20_Emphasis">Q9.</text:span> Which of these Regions is the default Region when setting up AWS CLI?<text:line-break/>A) us-west-1<text:line-break/>B) us-east-1<text:line-break/>C) eu-central-1<text:line-break/>D) ap-south-1</text:p>
      <text:p text:style-name="Text_20_body">✅ <text:span text:style-name="Strong_20_Emphasis">Answer:</text:span> B) us-east-1</text:p>
      <text:p text:style-name="Horizontal_20_Line"/>
      <text:p text:style-name="Text_20_body"><text:span text:style-name="Strong_20_Emphasis">Q10.</text:span> Which AWS service helps you design architectures that span multiple Regions?<text:line-break/>A) AWS WAF<text:line-break/>B) Route 53<text:line-break/>C) Inspector<text:line-break/>D) IAM</text:p>
      <text:p text:style-name="Text_20_body">✅ <text:span text:style-name="Strong_20_Emphasis">Answer:</text:span> B) Route 53 (Global DNS service)</text:p>
      <text:p text:style-name="P7"><text:span text:style-name="T1"/></text:p>
      <text:h text:style-name="P1" text:outline-level="2"><text:soft-page-break/><text:span text:style-name="T1">🟠 </text:span><text:span text:style-name="Strong_20_Emphasis">Scenario-based (5 Questions)</text:span></text:h>
      <text:p text:style-name="Text_20_body"><text:span text:style-name="Strong_20_Emphasis">Q11.</text:span> You run a global web app. Users in Asia report high latency. What is the best first step?<text:line-break/>A) Increase EC2 instance size in us-east-1<text:line-break/>B) Deploy resources in an Asia Pacific Region<text:line-break/>C) Use more EBS storage<text:line-break/>D) Enable CloudTrail</text:p>
      <text:p text:style-name="Text_20_body">✅ <text:span text:style-name="Strong_20_Emphasis">Answer:</text:span> B) Deploy resources in an Asia Pacific Region</text:p>
      <text:p text:style-name="Horizontal_20_Line"/>
      <text:p text:style-name="Text_20_body"><text:span text:style-name="Strong_20_Emphasis">Q12.</text:span> Your company must store data in the EU due to GDPR. What do you do?<text:line-break/>A) Use any Region<text:line-break/>B) Choose a Region within the EU, like eu-west-1<text:line-break/>C) Use us-east-1 for better pricing<text:line-break/>D) Use multiple edge locations only</text:p>
      <text:p text:style-name="Text_20_body">✅ <text:span text:style-name="Strong_20_Emphasis">Answer:</text:span> B) Choose a Region within the EU, like eu-west-1</text:p>
      <text:p text:style-name="Horizontal_20_Line"/>
      <text:p text:style-name="Text_20_body"><text:span text:style-name="Strong_20_Emphasis">Q13.</text:span> A critical app must run without downtime even if one data center fails. How should you deploy?<text:line-break/>A) Deploy in a single Availability Zone<text:line-break/>B) Use edge locations<text:line-break/>C) Deploy instances across multiple Availability Zones in the same Region<text:line-break/>D) Use CloudFront only</text:p>
      <text:p text:style-name="Text_20_body">✅ <text:span text:style-name="Strong_20_Emphasis">Answer:</text:span> C) Deploy instances across multiple Availability Zones in the same Region</text:p>
      <text:p text:style-name="Horizontal_20_Line"/>
      <text:p text:style-name="Text_20_body"><text:span text:style-name="Strong_20_Emphasis">Q14.</text:span> You need to test disaster recovery across continents. What should you do?<text:line-break/>A) Use one Availability Zone<text:line-break/>B) Use multiple Regions<text:line-break/>C) Use IAM roles<text:line-break/>D) Use only Route 53</text:p>
      <text:p text:style-name="Text_20_body">✅ <text:span text:style-name="Strong_20_Emphasis">Answer:</text:span> B) Use multiple Regions</text:p>
      <text:p text:style-name="Horizontal_20_Line"/>
      <text:p text:style-name="Text_20_body"><text:span text:style-name="Strong_20_Emphasis">Q15.</text:span> A developer accidentally deployed all resources to us-east-1 instead of ap-south-1. What is affected?<text:line-break/>A) Pricing may differ and latency for Asia users may increase<text:line-break/>B) Nothing changes<text:line-break/>C) Security groups break<text:line-break/>D) Edge locations are removed</text:p>
      <text:p text:style-name="Text_20_body">✅ <text:span text:style-name="Strong_20_Emphasis">Answer:</text:span> A) Pricing may differ and latency for Asia users may increase</text:p>
      <text:p text:style-name="P7"><text:span text:style-name="T1"/></text:p>
      <text:p text:style-name="P7"><text:span text:style-name="T1"/></text:p>
      <text:h text:style-name="P1" text:outline-level="2"><text:soft-page-break/><text:span text:style-name="T1">🔴 </text:span><text:span text:style-name="Strong_20_Emphasis">Hard (5 Questions)</text:span></text:h>
      <text:p text:style-name="Text_20_body"><text:span text:style-name="Strong_20_Emphasis">Q16.</text:span> How does AWS ensure fault isolation between Availability Zones?<text:line-break/>A) Shared power and networking<text:line-break/>B) Isolated physically and logically with separate power, networking, and connectivity<text:line-break/>C) Same power source, separate servers<text:line-break/>D) Only logical isolation</text:p>
      <text:p text:style-name="Text_20_body">✅ <text:span text:style-name="Strong_20_Emphasis">Answer:</text:span> B) Isolated physically and logically with separate power, networking, and connectivity</text:p>
      <text:p text:style-name="Horizontal_20_Line"/>
      <text:p text:style-name="Text_20_body"><text:span text:style-name="Strong_20_Emphasis">Q17.</text:span> Which statement is true about inter-AZ communication costs?<text:line-break/>A) It’s free<text:line-break/>B) It has no effect<text:line-break/>C) It may incur data transfer charges<text:line-break/>D) It’s cheaper than intra-Region</text:p>
      <text:p text:style-name="Text_20_body">✅ <text:span text:style-name="Strong_20_Emphasis">Answer:</text:span> C) It may incur data transfer charges</text:p>
      <text:p text:style-name="Horizontal_20_Line"/>
      <text:p text:style-name="Text_20_body"><text:span text:style-name="Strong_20_Emphasis">Q18.</text:span> Which is true about S3 data storage and Regions?<text:line-break/>A) S3 automatically replicates your data across all Regions<text:line-break/>B) S3 buckets are Region-specific<text:line-break/>C) S3 buckets are always global<text:line-break/>D) S3 only stores data in edge locations</text:p>
      <text:p text:style-name="Text_20_body">✅ <text:span text:style-name="Strong_20_Emphasis">Answer:</text:span> B) S3 buckets are Region-specific</text:p>
      <text:p text:style-name="Horizontal_20_Line"/>
      <text:p text:style-name="Text_20_body"><text:span text:style-name="Strong_20_Emphasis">Q19.</text:span> You’re designing an active-active multi-Region architecture. Which is a key challenge?<text:line-break/>A) Low latency<text:line-break/>B) IAM roles<text:line-break/>C) Data consistency and replication latency<text:line-break/>D) VPC peering</text:p>
      <text:p text:style-name="Text_20_body">✅ <text:span text:style-name="Strong_20_Emphasis">Answer:</text:span> C) Data consistency and replication latency</text:p>
      <text:p text:style-name="Horizontal_20_Line"/>
      <text:p text:style-name="Text_20_body"><text:span text:style-name="Strong_20_Emphasis">Q20.</text:span> Which AWS tool can help you compare Region pricing?<text:line-break/>A) Cost Explorer<text:line-break/>B) CloudTrail<text:line-break/>C) CloudWatch<text:line-break/>D) GuardDuty</text:p>
      <text:p text:style-name="Text_20_body">✅ <text:span text:style-name="Strong_20_Emphasis">Answer:</text:span> A) Cost Explorer</text:p>
      <text:p text:style-name="P7"><text:span text:style-name="T1"/></text:p>
      <text:p text:style-name="P7"><text:span text:style-name="T1"/></text:p>
      <text:p text:style-name="P4"><text:span text:style-name="T1"/></text:p>
      <text:p text:style-name="P6"><text:soft-page-break/><text:span text:style-name="Strong_20_Emphasis"><text:span text:style-name="T22">Q1.Question:</text:span></text:span><text:span text:style-name="Strong_20_Emphasis"><text:span text:style-name="T23"> What is the minimum number of Availability Zones recommended for designing a highly available application in AWS?<text:line-break/></text:span></text:span><text:span text:style-name="Strong_20_Emphasis"><text:span text:style-name="T22">Options:</text:span></text:span><text:span text:style-name="Strong_20_Emphasis"><text:span text:style-name="T23"><text:line-break/>A) One<text:line-break/>B) Two<text:line-break/>C) Three<text:line-break/>D) None</text:span></text:span></text:p>
      <text:p text:style-name="Text_20_body"><text:span text:style-name="T22">✅ </text:span><text:span text:style-name="Strong_20_Emphasis"><text:span text:style-name="T22">Answer:</text:span></text:span><text:span text:style-name="T22"> B) Two — AWS best practices recommend using at least two Availability Zones for high availability.</text:span></text:p>
      <text:p text:style-name="P3"/>
      <text:p text:style-name="Text_20_body"><text:span text:style-name="Strong_20_Emphasis"><text:span text:style-name="T22">Q2.Question:</text:span></text:span><text:span text:style-name="T22"> Which of the following statements is true about the relationship between a Region and its Availability Zones?<text:line-break/></text:span><text:span text:style-name="Strong_20_Emphasis"><text:span text:style-name="T22">Options:</text:span></text:span><text:span text:style-name="T22"><text:line-break/>A) An Availability Zone can exist in multiple Regions.<text:line-break/>B) A Region can have multiple Availability Zones.<text:line-break/>C) All Regions have only one Availability Zone.<text:line-break/>D) Availability Zones are global.</text:span></text:p>
      <text:p text:style-name="Text_20_body"><text:span text:style-name="T22">✅ </text:span><text:span text:style-name="Strong_20_Emphasis"><text:span text:style-name="T22">Answer:</text:span></text:span><text:span text:style-name="T22"> B) A Region can have multiple Availability Zones.</text:span></text:p>
      <text:p text:style-name="P3"/>
      <text:p text:style-name="Text_20_body"><text:span text:style-name="Strong_20_Emphasis"><text:span text:style-name="T22">Q3.</text:span></text:span><text:span text:style-name="T22"><text:line-break/></text:span><text:span text:style-name="Strong_20_Emphasis"><text:span text:style-name="T22">Question:</text:span></text:span><text:span text:style-name="T22"> Which AWS service relies heavily on Regions and Availability Zones to ensure fault tolerance?<text:line-break/></text:span><text:span text:style-name="Strong_20_Emphasis"><text:span text:style-name="T22">Options:</text:span></text:span><text:span text:style-name="T22"><text:line-break/>A) Amazon EC2<text:line-break/>B) AWS Billing<text:line-break/>C) AWS Budgets<text:line-break/>D) IAM</text:span></text:p>
      <text:p text:style-name="Text_20_body"><text:span text:style-name="T22">✅ </text:span><text:span text:style-name="Strong_20_Emphasis"><text:span text:style-name="T22">Answer:</text:span></text:span><text:span text:style-name="T22"> A) Amazon EC2 — EC2 instances can be deployed across multiple Availability Zones for fault tolerance.</text:span></text:p>
      <text:p text:style-name="P3"/>
      <text:p text:style-name="Text_20_body"><text:span text:style-name="Strong_20_Emphasis"><text:span text:style-name="T22">Q4.Question:</text:span></text:span><text:span text:style-name="T22"> What does AWS recommend for distributing workloads within a Region?<text:line-break/></text:span><text:span text:style-name="Strong_20_Emphasis"><text:span text:style-name="T22">Options:</text:span></text:span><text:span text:style-name="T22"><text:line-break/>A) Deploy all workloads in one Availability Zone to save cost<text:line-break/>B) Distribute workloads evenly across multiple Availability Zones<text:line-break/>C) Use edge locations instead of Availability Zones<text:line-break/>D) Use only one Region for everything</text:span></text:p>
      <text:p text:style-name="Text_20_body"><text:span text:style-name="T22">✅ </text:span><text:span text:style-name="Strong_20_Emphasis"><text:span text:style-name="T22">Answer:</text:span></text:span><text:span text:style-name="T22"> B) Distribute workloads evenly across multiple Availability Zones.</text:span></text:p>
      <text:p text:style-name="P3"/>
      <text:p text:style-name="Text_20_body"><text:span text:style-name="Strong_20_Emphasis"><text:span text:style-name="T22">Q5.Question:</text:span></text:span><text:span text:style-name="T22"> Which AWS service helps you choose the optimal Region for your workload based on latency?<text:line-break/></text:span><text:span text:style-name="Strong_20_Emphasis"><text:span text:style-name="T22">Options:</text:span></text:span><text:span text:style-name="T22"><text:line-break/>A) CloudFront<text:line-break/>B) Route 53 Latency-Based Routing<text:line-break/>C) Elastic Beanstalk<text:line-break/>D) CloudTrail</text:span></text:p>
      <text:p text:style-name="Text_20_body"><text:span text:style-name="T22">✅ </text:span><text:span text:style-name="Strong_20_Emphasis"><text:span text:style-name="T22">Answer:</text:span></text:span><text:span text:style-name="T22"> B) Route 53 Latency-Based Routing — it helps direct traffic to the Region that provides the best latency.</text:span></text:p>
      <text:p text:style-name="Horizontal_20_Line"><text:soft-page-break/></text:p>
      <text:h text:style-name="Heading_20_2" text:outline-level="2">🟡 <text:span text:style-name="Strong_20_Emphasis">Medium (5 Questions)</text:span></text:h>
      <text:p text:style-name="Text_20_body"><text:span text:style-name="Strong_20_Emphasis">Q6.</text:span><text:line-break/><text:span text:style-name="Strong_20_Emphasis">Question:</text:span> Which of these Regions is physically located in India?<text:line-break/><text:span text:style-name="Strong_20_Emphasis">Options:</text:span><text:line-break/>A) us-west-1<text:line-break/>B) ap-south-1<text:line-break/>C) eu-central-1<text:line-break/>D) sa-east-1</text:p>
      <text:p text:style-name="Text_20_body">✅ <text:span text:style-name="Strong_20_Emphasis">Answer:</text:span> B) ap-south-1 — this is the Mumbai Region.</text:p>
      <text:p text:style-name="Horizontal_20_Line"/>
      <text:p text:style-name="Text_20_body"><text:span text:style-name="Strong_20_Emphasis">Q7.</text:span><text:line-break/><text:span text:style-name="Strong_20_Emphasis">Question:</text:span> Which of these statements about Availability Zones is correct?<text:line-break/><text:span text:style-name="Strong_20_Emphasis">Options:</text:span><text:line-break/>A) Availability Zones in a Region share the same physical building.<text:line-break/>B) Availability Zones are isolated but connected through low-latency links.<text:line-break/>C) Availability Zones are only logical, not physical.<text:line-break/>D) Availability Zones are unique to each AWS account.</text:p>
      <text:p text:style-name="Text_20_body">✅ <text:span text:style-name="Strong_20_Emphasis">Answer:</text:span> B) Availability Zones are isolated but connected through low-latency links.</text:p>
      <text:p text:style-name="Horizontal_20_Line"/>
      <text:p text:style-name="Text_20_body"><text:span text:style-name="Strong_20_Emphasis">Q8.</text:span><text:line-break/><text:span text:style-name="Strong_20_Emphasis">Question:</text:span> Which type of AWS resource can span multiple Availability Zones within a Region?<text:line-break/><text:span text:style-name="Strong_20_Emphasis">Options:</text:span><text:line-break/>A) An EC2 instance<text:line-break/>B) An Elastic Load Balancer<text:line-break/>C) An EBS volume<text:line-break/>D) An IAM user</text:p>
      <text:p text:style-name="Text_20_body">✅ <text:span text:style-name="Strong_20_Emphasis">Answer:</text:span> B) An Elastic Load Balancer — it can distribute traffic across multiple Availability Zones.</text:p>
      <text:p text:style-name="Horizontal_20_Line"/>
      <text:p text:style-name="Text_20_body"><text:span text:style-name="Strong_20_Emphasis">Q9.</text:span><text:line-break/><text:span text:style-name="Strong_20_Emphasis">Question:</text:span> What happens if you select an AWS Region that is far from your end users?<text:line-break/><text:span text:style-name="Strong_20_Emphasis">Options:</text:span><text:line-break/>A) You get lower latency.<text:line-break/>B) Your data transfer is faster.<text:line-break/>C) You may experience higher latency for your users.<text:line-break/>D) It makes no difference.</text:p>
      <text:p text:style-name="Text_20_body">✅ <text:span text:style-name="Strong_20_Emphasis">Answer:</text:span> C) You may experience higher latency for your users.</text:p>
      <text:p text:style-name="Horizontal_20_Line"/>
      <text:p text:style-name="Text_20_body"><text:soft-page-break/><text:span text:style-name="Strong_20_Emphasis">Q10.</text:span><text:line-break/><text:span text:style-name="Strong_20_Emphasis">Question:</text:span> Which AWS service automatically replicates data across multiple Availability Zones for durability?<text:line-break/><text:span text:style-name="Strong_20_Emphasis">Options:</text:span><text:line-break/>A) Amazon EC2<text:line-break/>B) Amazon S3<text:line-break/>C) Amazon CloudWatch<text:line-break/>D) AWS IAM</text:p>
      <text:p text:style-name="Text_20_body">✅ <text:span text:style-name="Strong_20_Emphasis">Answer:</text:span> B) Amazon S3 — S3 stores objects redundantly across multiple Availability Zones within a Region.</text:p>
      <text:p text:style-name="Horizontal_20_Line"/>
      <text:h text:style-name="Heading_20_2" text:outline-level="2">🟠 <text:span text:style-name="Strong_20_Emphasis">Scenario-based (5 Questions)</text:span></text:h>
      <text:p text:style-name="Text_20_body"><text:span text:style-name="Strong_20_Emphasis">Q11.</text:span><text:line-break/><text:span text:style-name="Strong_20_Emphasis">Question:</text:span> Your company’s legal policy requires that all customer data must stay within the borders of a specific country. Which AWS design choice supports this?<text:line-break/><text:span text:style-name="Strong_20_Emphasis">Options:</text:span><text:line-break/>A) Choose a Region physically located within that country<text:line-break/>B) Use CloudFront edge locations only<text:line-break/>C) Use Availability Zones across multiple countries<text:line-break/>D) Disable Regions</text:p>
      <text:p text:style-name="Text_20_body">✅ <text:span text:style-name="Strong_20_Emphasis">Answer:</text:span> A) Choose a Region physically located within that country.</text:p>
      <text:p text:style-name="Horizontal_20_Line"/>
      <text:p text:style-name="Text_20_body"><text:span text:style-name="Strong_20_Emphasis">Q12.</text:span><text:line-break/><text:span text:style-name="Strong_20_Emphasis">Question:</text:span> You want to deploy an application with zero downtime updates. Which Regions and Availability Zones design supports this goal?<text:line-break/><text:span text:style-name="Strong_20_Emphasis">Options:</text:span><text:line-break/>A) Deploy only in one Availability Zone<text:line-break/>B) Deploy in multiple Availability Zones within a single Region<text:line-break/>C) Deploy in one Region without using AZs<text:line-break/>D) Deploy in one Availability Zone but in multiple Regions</text:p>
      <text:p text:style-name="Text_20_body">✅ <text:span text:style-name="Strong_20_Emphasis">Answer:</text:span> B) Deploy in multiple Availability Zones within a single Region — to failover traffic during updates.</text:p>
      <text:p text:style-name="Horizontal_20_Line"/>
      <text:p text:style-name="Text_20_body"><text:span text:style-name="Strong_20_Emphasis">Q13.</text:span><text:line-break/><text:span text:style-name="Strong_20_Emphasis">Question:</text:span> A startup wants to expand globally but reduce latency for its users worldwide. Which AWS feature helps with this?<text:line-break/><text:span text:style-name="Strong_20_Emphasis">Options:</text:span><text:line-break/>A) Use a single Region only<text:line-break/>B) Deploy in multiple Regions close to end users<text:line-break/>C) Use one large EC2 instance<text:line-break/>D) Use only IAM policies</text:p>
      <text:p text:style-name="Text_20_body"><text:soft-page-break/>✅ <text:span text:style-name="Strong_20_Emphasis">Answer:</text:span> B) Deploy in multiple Regions close to end users.</text:p>
      <text:p text:style-name="Horizontal_20_Line"/>
      <text:p text:style-name="Text_20_body"><text:span text:style-name="Strong_20_Emphasis">Q14.</text:span><text:line-break/><text:span text:style-name="Strong_20_Emphasis">Question:</text:span> Your workload runs on EC2 instances that require extremely low latency network communication between nodes. Where should you place the instances?<text:line-break/><text:span text:style-name="Strong_20_Emphasis">Options:</text:span><text:line-break/>A) Across different Regions<text:line-break/>B) In the same Availability Zone<text:line-break/>C) In multiple edge locations<text:line-break/>D) Across different continents</text:p>
      <text:p text:style-name="Text_20_body">✅ <text:span text:style-name="Strong_20_Emphasis">Answer:</text:span> B) In the same Availability Zone — for lowest network latency.</text:p>
      <text:p text:style-name="Horizontal_20_Line"/>
      <text:p text:style-name="Text_20_body"><text:span text:style-name="Strong_20_Emphasis">Q15.</text:span><text:line-break/><text:span text:style-name="Strong_20_Emphasis">Question:</text:span> Your app runs in <text:span text:style-name="Source_20_Text">us-east-1</text:span> only. If the whole Region experiences an outage, what happens?<text:line-break/><text:span text:style-name="Strong_20_Emphasis">Options:</text:span><text:line-break/>A) The app automatically runs in another Region<text:line-break/>B) There is no impact<text:line-break/>C) The app becomes unavailable if not multi-Region designed<text:line-break/>D) The app moves to edge locations</text:p>
      <text:p text:style-name="Text_20_body">✅ <text:span text:style-name="Strong_20_Emphasis">Answer:</text:span> C) The app becomes unavailable if not multi-Region designed.</text:p>
      <text:p text:style-name="Horizontal_20_Line"/>
      <text:h text:style-name="Heading_20_2" text:outline-level="2">🔴 <text:span text:style-name="Strong_20_Emphasis">Hard (5 Questions)</text:span></text:h>
      <text:p text:style-name="Text_20_body"><text:span text:style-name="Strong_20_Emphasis">Q16.</text:span><text:line-break/><text:span text:style-name="Strong_20_Emphasis">Question:</text:span> Which AWS tool can be used to estimate how adding Regions affects cost and performance?<text:line-break/><text:span text:style-name="Strong_20_Emphasis">Options:</text:span><text:line-break/>A) Trusted Advisor<text:line-break/>B) CloudTrail<text:line-break/>C) AWS Pricing Calculator<text:line-break/>D) GuardDuty</text:p>
      <text:p text:style-name="Text_20_body">✅ <text:span text:style-name="Strong_20_Emphasis">Answer:</text:span> C) AWS Pricing Calculator — helps you estimate cost when designing multi-Region architectures.</text:p>
      <text:p text:style-name="Horizontal_20_Line"/>
      <text:p text:style-name="Text_20_body"><text:span text:style-name="Strong_20_Emphasis">Q17.</text:span><text:line-break/><text:span text:style-name="Strong_20_Emphasis">Question:</text:span> Which is NOT a recommended design for a mission-critical, highly available multi-Region app?<text:line-break/><text:span text:style-name="Strong_20_Emphasis">Options:</text:span><text:line-break/>A) Use Route 53 health checks and DNS failover<text:line-break/>B) Keep data synchronized with cross-Region replication<text:line-break/><text:soft-page-break/>C) Use only a single Availability Zone per Region<text:line-break/>D) Automate failover between Regions</text:p>
      <text:p text:style-name="Text_20_body">✅ <text:span text:style-name="Strong_20_Emphasis">Answer:</text:span> C) Use only a single Availability Zone per Region — this would reduce fault tolerance.</text:p>
      <text:p text:style-name="Horizontal_20_Line"/>
      <text:p text:style-name="Text_20_body"><text:span text:style-name="Strong_20_Emphasis">Q18.</text:span><text:line-break/><text:span text:style-name="Strong_20_Emphasis">Question:</text:span> Which of the following is true about AWS edge locations compared to Regions?<text:line-break/><text:span text:style-name="Strong_20_Emphasis">Options:</text:span><text:line-break/>A) Edge locations are designed for running EC2 instances<text:line-break/>B) Edge locations host Availability Zones<text:line-break/>C) Edge locations are used for content delivery closer to users<text:line-break/>D) Edge locations replace Regions</text:p>
      <text:p text:style-name="Text_20_body">✅ <text:span text:style-name="Strong_20_Emphasis">Answer:</text:span> C) Edge locations are used for content delivery closer to users.</text:p>
      <text:p text:style-name="Horizontal_20_Line"/>
      <text:p text:style-name="Text_20_body"><text:span text:style-name="Strong_20_Emphasis">Q19.</text:span><text:line-break/><text:span text:style-name="Strong_20_Emphasis">Question:</text:span> Which AWS service offers automatic DNS failover between Regions to handle Region-level outages?<text:line-break/><text:span text:style-name="Strong_20_Emphasis">Options:</text:span><text:line-break/>A) EC2 Auto Scaling<text:line-break/>B) Route 53<text:line-break/>C) CloudTrail<text:line-break/>D) CloudWatch</text:p>
      <text:p text:style-name="Text_20_body">✅ <text:span text:style-name="Strong_20_Emphasis">Answer:</text:span> B) Route 53 — it can route traffic between Regions using DNS failover and health checks.</text:p>
      <text:p text:style-name="Horizontal_20_Line"/>
      <text:p text:style-name="Text_20_body"><text:span text:style-name="Strong_20_Emphasis">Q20.</text:span><text:line-break/><text:span text:style-name="Strong_20_Emphasis">Question:</text:span> Which statement is true about how AWS builds resilience with Regions and Availability Zones?<text:line-break/><text:span text:style-name="Strong_20_Emphasis">Options:</text:span><text:line-break/>A) Regions share power and network backbones to reduce costs<text:line-break/>B) Availability Zones in a Region are connected via high-speed private links but isolated physically<text:line-break/>C) Regions are not isolated; a failure in one affects all others<text:line-break/>D) Availability Zones share the same network and power infrastructure</text:p>
      <text:p text:style-name="Text_20_body">✅ <text:span text:style-name="Strong_20_Emphasis">Answer:</text:span> B) Availability Zones in a Region are connected via high-speed private links but isolated physically.</text:p>
      <text:p text:style-name="P6"><text:span text:style-name="Strong_20_Emphasis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2:29:42.476437116</meta:creation-date>
    <dc:date>2025-07-15T23:12:20.835389980</dc:date>
    <meta:editing-duration>PT42M3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9" meta:paragraph-count="88" meta:word-count="1905" meta:character-count="11724" meta:non-whitespace-character-count="9896"/>
  </office:meta>
</office:document-meta>
</file>